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9400000B0F00000B0F73064B62038EFE16.svg" manifest:media-type="image/svg+xml"/>
  <manifest:file-entry manifest:full-path="Pictures/10000201000000EF000000F260361C97F6FB09ED.png" manifest:media-type="image/png"/>
  <manifest:file-entry manifest:full-path="Pictures/100002010000006B0000006B1513BFE36B78E339.png" manifest:media-type="image/png"/>
  <manifest:file-entry manifest:full-path="Pictures/100002010000014C0000014E74ED18AE34D4D4DB.png" manifest:media-type="image/png"/>
  <manifest:file-entry manifest:full-path="Pictures/100002010000006B0000006B1222BB21E688FBCF.png" manifest:media-type="image/png"/>
  <manifest:file-entry manifest:full-path="Pictures/10000201000001C70000013BD6D42D6978B328A0.png" manifest:media-type="image/png"/>
  <manifest:file-entry manifest:full-path="Pictures/1000333300000B0F00000B0F1D7BA262608B65D7.svg" manifest:media-type="image/svg+xml"/>
  <manifest:file-entry manifest:full-path="Pictures/100002010000006B0000006BB1CB9ED1581CB7EC.png" manifest:media-type="image/png"/>
  <manifest:file-entry manifest:full-path="Pictures/100002010000011D00000125873C81AC33E26817.png" manifest:media-type="image/png"/>
  <manifest:file-entry manifest:full-path="Pictures/1000332C00000B0F00000B0FC90AF5591320D5AD.svg" manifest:media-type="image/svg+xml"/>
  <manifest:file-entry manifest:full-path="Pictures/10000ACA00001D7500001E48A284BD55F61DDE5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9966cc" draw:fill-color="#ccccff" draw:opacity="50%" draw:textarea-horizontal-align="justify" draw:textarea-vertical-align="middle" draw:auto-grow-height="false" fo:min-height="8.75cm" fo:min-width="6.9cm" draw:shadow-opacity="50%"/>
    </style:style>
    <style:style style:name="gr2" style:family="graphic" style:parent-style-name="standard">
      <style:graphic-properties draw:stroke="dash" draw:stroke-dash="Fine_20_Dashed" svg:stroke-color="#669999" draw:fill-color="#99cc99" draw:opacity="50%" draw:textarea-horizontal-align="justify" draw:textarea-vertical-align="middle" draw:auto-grow-height="false" fo:min-height="4.55cm" fo:min-width="11.1cm" draw:shadow-opacity="50%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start-line-spacing-horizontal="0cm" draw:start-line-spacing-vertical="0cm" draw:end-line-spacing-horizontal="0cm" draw:end-line-spacing-vertical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Fine_20_Dashed" svg:stroke-color="#669999" draw:fill-color="#99cc99" draw:opacity="50%" draw:textarea-horizontal-align="justify" draw:textarea-vertical-align="middle" draw:auto-grow-height="false" fo:min-height="0.35cm" fo:min-width="0.1cm" draw:shadow-opacity="50%"/>
    </style:style>
    <style:style style:name="gr17" style:family="graphic" style:parent-style-name="standard">
      <style:graphic-properties draw:stroke="dash" draw:stroke-dash="Fine_20_Dashed" svg:stroke-color="#9966cc" draw:fill-color="#ccccff" draw:opacity="50%" draw:textarea-horizontal-align="justify" draw:textarea-vertical-align="middle" draw:auto-grow-height="false" fo:min-height="0.35cm" fo:min-width="0.1cm" draw:shadow-opacity="50%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ccccff" draw:opacity="50%"/>
      <style:paragraph-properties fo:text-align="center"/>
    </style:style>
    <style:style style:name="P2" style:family="paragraph">
      <loext:graphic-properties draw:fill-color="#99cc99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7.4cm" svg:height="9cm" svg:x="19.8cm" svg:y="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4.8cm" svg:x="6.7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4" draw:id="id4" draw:layer="layout" svg:width="2.819cm" svg:height="2.836cm" svg:x="2.481cm" svg:y="16.364cm">
          <draw:image xlink:href="Pictures/100002010000014C0000014E74ED18AE34D4D4DB.png" xlink:type="simple" xlink:show="embed" xlink:actuate="onLoad">
            <text:p/>
          </draw:image>
        </draw:frame>
        <draw:frame draw:style-name="gr3" draw:text-style-name="P3" xml:id="id2" draw:id="id2" draw:layer="layout" svg:width="3.436cm" svg:height="3.479cm" svg:x="10.97cm" svg:y="1.6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3" xml:id="id9" draw:id="id9" draw:layer="layout" svg:width="3.23cm" svg:height="3.23cm" svg:x="11.07cm" svg:y="12.17cm">
          <draw:image xlink:href="Pictures/1000119400000B0F00000B0F73064B62038EFE16.svg" xlink:type="simple" xlink:show="embed" xlink:actuate="onLoad">
            <text:p/>
          </draw:image>
          <draw:image xlink:href="Pictures/100002010000006B0000006B1513BFE36B78E339.png" xlink:type="simple" xlink:show="embed" xlink:actuate="onLoad"/>
        </draw:frame>
        <draw:frame draw:style-name="gr3" draw:text-style-name="P3" xml:id="id8" draw:id="id8" draw:layer="layout" svg:width="4.319cm" svg:height="4.319cm" svg:x="6.7cm" svg:y="6.2cm">
          <draw:image xlink:href="Pictures/1000332C00000B0F00000B0FC90AF5591320D5AD.svg" xlink:type="simple" xlink:show="embed" xlink:actuate="onLoad">
            <text:p/>
          </draw:image>
          <draw:image xlink:href="Pictures/100002010000006B0000006B1222BB21E688FBCF.png" xlink:type="simple" xlink:show="embed" xlink:actuate="onLoad"/>
        </draw:frame>
        <draw:frame draw:style-name="gr3" draw:text-style-name="P3" xml:id="id7" draw:id="id7" draw:layer="layout" svg:width="3.755cm" svg:height="2.6cm" svg:x="3.467cm" svg:y="12.2cm">
          <draw:image xlink:href="Pictures/10000201000001C70000013BD6D42D6978B328A0.png" xlink:type="simple" xlink:show="embed" xlink:actuate="onLoad">
            <text:p/>
          </draw:image>
        </draw:frame>
        <draw:frame draw:style-name="gr4" draw:text-style-name="P4" draw:layer="layout" svg:width="3.211cm" svg:height="0.962cm" svg:x="11.1cm" svg:y="0.438cm">
          <draw:text-box>
            <text:p>Database</text:p>
          </draw:text-box>
        </draw:frame>
        <draw:frame draw:style-name="gr5" draw:text-style-name="P4" xml:id="id1" draw:id="id1" draw:layer="layout" svg:width="3.393cm" svg:height="0.962cm" svg:x="7.277cm" svg:y="5.638cm">
          <draw:text-box>
            <text:p>REST-API</text:p>
          </draw:text-box>
        </draw:frame>
        <draw:frame draw:style-name="gr6" draw:text-style-name="P4" xml:id="id3" draw:id="id3" draw:layer="layout" svg:width="3.351cm" svg:height="0.962cm" svg:x="14.6cm" svg:y="5.7cm">
          <draw:text-box>
            <text:p>Scheduler</text:p>
          </draw:text-box>
        </draw:frame>
        <draw:frame draw:style-name="gr3" draw:text-style-name="P3" xml:id="id11" draw:id="id11" draw:layer="layout" svg:width="2.83cm" svg:height="2.83cm" svg:x="19.83cm" svg:y="2.4cm">
          <draw:image xlink:href="Pictures/1000333300000B0F00000B0F1D7BA262608B65D7.svg" xlink:type="simple" xlink:show="embed" xlink:actuate="onLoad">
            <text:p/>
          </draw:image>
          <draw:image xlink:href="Pictures/100002010000006B0000006BB1CB9ED1581CB7EC.png" xlink:type="simple" xlink:show="embed" xlink:actuate="onLoad"/>
        </draw:frame>
        <draw:frame draw:style-name="gr3" draw:text-style-name="P3" xml:id="id12" draw:id="id12" draw:layer="layout" svg:width="2.83cm" svg:height="2.83cm" svg:x="19.8cm" svg:y="5.3cm">
          <draw:image xlink:href="Pictures/1000333300000B0F00000B0F1D7BA262608B65D7.svg" xlink:type="simple" xlink:show="embed" xlink:actuate="onLoad">
            <text:p/>
          </draw:image>
          <draw:image xlink:href="Pictures/100002010000006B0000006BB1CB9ED1581CB7EC.png" xlink:type="simple" xlink:show="embed" xlink:actuate="onLoad"/>
        </draw:frame>
        <draw:frame draw:style-name="gr3" draw:text-style-name="P3" xml:id="id13" draw:id="id13" draw:layer="layout" svg:width="2.83cm" svg:height="2.83cm" svg:x="19.8cm" svg:y="8.23cm">
          <draw:image xlink:href="Pictures/1000333300000B0F00000B0F1D7BA262608B65D7.svg" xlink:type="simple" xlink:show="embed" xlink:actuate="onLoad">
            <text:p/>
          </draw:image>
          <draw:image xlink:href="Pictures/100002010000006B0000006BB1CB9ED1581CB7EC.png" xlink:type="simple" xlink:show="embed" xlink:actuate="onLoad"/>
        </draw:frame>
        <draw:frame draw:style-name="gr7" draw:text-style-name="P5" draw:layer="layout" svg:width="4.763cm" svg:height="2.603cm" svg:x="22.53cm" svg:y="2.868cm">
          <draw:text-box>
            <text:p><text:span text:style-name="T1">Autofile </text:span><text:span text:style-name="T1">(ks/autoinst</text:span><text:span text:style-name="T1">/</text:span></text:p>
            <text:p><text:span text:style-name="T1">preseed) </text:span><text:span text:style-name="T1">installer</text:span></text:p>
          </draw:text-box>
        </draw:frame>
        <draw:frame draw:style-name="gr8" draw:text-style-name="P5" draw:layer="layout" svg:width="3.993cm" svg:height="1.662cm" svg:x="22.53cm" svg:y="6.257cm">
          <draw:text-box>
            <text:p><text:span text:style-name="T1">Tarball </text:span><text:span text:style-name="T1">(image) </text:span><text:span text:style-name="T1">installer</text:span></text:p>
          </draw:text-box>
        </draw:frame>
        <draw:frame draw:style-name="gr9" draw:text-style-name="P5" draw:layer="layout" svg:width="4.57cm" svg:height="0.97cm" svg:x="22.53cm" svg:y="9.23cm">
          <draw:text-box>
            <text:p><text:span text:style-name="T1">Testcase </text:span><text:span text:style-name="T1">executor</text:span></text:p>
          </draw:text-box>
        </draw:frame>
        <draw:frame draw:style-name="gr10" draw:text-style-name="P6" draw:layer="layout" svg:width="2.8cm" svg:height="0.806cm" svg:x="18cm" svg:y="16.2cm">
          <draw:text-box>
            <text:p><text:span text:style-name="T2">Daemons</text:span></text:p>
          </draw:text-box>
        </draw:frame>
        <draw:connector draw:style-name="gr11" draw:text-style-name="P3" draw:layer="layout" svg:x1="8.973cm" svg:y1="5.638cm" svg:x2="10.97cm" svg:y2="3.339cm" draw:start-shape="id1" draw:start-glue-point="0" draw:end-shape="id2" draw:end-glue-point="3" svg:d="M8973 5638v-2299h1997" svg:viewBox="0 0 1998 2300">
          <text:p/>
        </draw:connector>
        <draw:connector draw:style-name="gr12" draw:text-style-name="P3" draw:layer="layout" svg:x1="14.406cm" svg:y1="3.339cm" svg:x2="16.275cm" svg:y2="5.7cm" draw:start-shape="id2" draw:start-glue-point="1" draw:end-shape="id3" draw:end-glue-point="0" svg:d="M14406 3339h1869v2361" svg:viewBox="0 0 1870 2362">
          <text:p/>
        </draw:connector>
        <draw:frame draw:style-name="gr13" draw:text-style-name="P4" xml:id="id5" draw:id="id5" draw:layer="layout" svg:width="4.8cm" svg:height="1cm" svg:x="3.1cm" svg:y="14.8cm">
          <draw:text-box>
            <text:p>Cmdline client</text:p>
          </draw:text-box>
        </draw:frame>
        <draw:frame draw:style-name="gr14" draw:text-style-name="P4" xml:id="id6" draw:id="id6" draw:layer="layout" svg:width="3.211cm" svg:height="0.962cm" svg:x="11.189cm" svg:y="15.2cm">
          <draw:text-box>
            <text:p>Web UI</text:p>
          </draw:text-box>
        </draw:frame>
        <draw:connector draw:style-name="gr15" draw:text-style-name="P3" draw:layer="layout" svg:x1="5.3cm" svg:y1="17.782cm" svg:x2="5.5cm" svg:y2="15.8cm" draw:start-shape="id4" draw:start-glue-point="1" draw:end-shape="id5" draw:end-glue-point="2" svg:d="M5300 17782h200v-1982" svg:viewBox="0 0 201 1983">
          <text:p/>
        </draw:connector>
        <draw:connector draw:style-name="gr15" draw:text-style-name="P3" draw:layer="layout" svg:x1="5.3cm" svg:y1="17.782cm" svg:x2="12.794cm" svg:y2="16.162cm" draw:start-shape="id4" draw:start-glue-point="1" draw:end-shape="id6" draw:end-glue-point="2" svg:d="M5300 17782h7494v-1620" svg:viewBox="0 0 7495 1621">
          <text:p/>
        </draw:connector>
        <draw:connector draw:style-name="gr15" draw:text-style-name="P3" draw:layer="layout" svg:x1="5.344cm" svg:y1="12.2cm" svg:x2="8.859cm" svg:y2="10.519cm" draw:start-shape="id7" draw:start-glue-point="0" draw:end-shape="id8" svg:d="M5344 12200v-840h3515v-841" svg:viewBox="0 0 3516 1682">
          <text:p/>
        </draw:connector>
        <draw:connector draw:style-name="gr15" draw:text-style-name="P3" draw:layer="layout" svg:x1="12.685cm" svg:y1="12.17cm" svg:x2="8.859cm" svg:y2="10.519cm" draw:start-shape="id9" draw:start-glue-point="0" draw:end-shape="id8" svg:d="M12685 12170v-825h-3826v-826" svg:viewBox="0 0 3827 1652">
          <text:p/>
        </draw:connector>
        <draw:frame draw:style-name="gr14" draw:text-style-name="P4" draw:layer="layout" svg:width="1.911cm" svg:height="0.962cm" svg:x="2.7cm" svg:y="19.2cm">
          <draw:text-box>
            <text:p>User</text:p>
          </draw:text-box>
        </draw:frame>
        <draw:connector draw:style-name="gr15" draw:text-style-name="P3" draw:layer="layout" svg:x1="18.035cm" svg:y1="8.269cm" svg:x2="19.83cm" svg:y2="3.815cm" draw:start-shape="id10" draw:start-glue-point="1" draw:end-shape="id11" svg:d="M18035 8269h898v-4454h897" svg:viewBox="0 0 1796 4455">
          <text:p/>
        </draw:connector>
        <draw:connector draw:style-name="gr15" draw:text-style-name="P3" draw:layer="layout" svg:x1="18.035cm" svg:y1="8.269cm" svg:x2="19.8cm" svg:y2="6.715cm" draw:start-shape="id10" draw:start-glue-point="1" draw:end-shape="id12" draw:end-glue-point="3" svg:d="M18035 8269h883v-1554h882" svg:viewBox="0 0 1766 1555">
          <text:p/>
        </draw:connector>
        <draw:connector draw:style-name="gr15" draw:text-style-name="P3" draw:layer="layout" svg:x1="18.035cm" svg:y1="8.269cm" svg:x2="19.8cm" svg:y2="9.645cm" draw:start-shape="id10" draw:start-glue-point="1" draw:end-shape="id13" draw:end-glue-point="3" svg:d="M18035 8269h883v1376h882" svg:viewBox="0 0 1766 1377">
          <text:p/>
        </draw:connector>
        <draw:custom-shape draw:style-name="gr16" draw:text-style-name="P2" draw:layer="layout" svg:width="0.6cm" svg:height="0.6cm" svg:x="17.2cm" svg:y="16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cm" svg:height="0.6cm" svg:x="17.2cm" svg:y="17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8cm" svg:height="0.806cm" svg:x="18cm" svg:y="17.006cm">
          <draw:text-box>
            <text:p><text:span text:style-name="T2">State machines (standalone process)</text:span></text:p>
          </draw:text-box>
        </draw:frame>
        <draw:frame draw:style-name="gr14" draw:text-style-name="P4" draw:layer="layout" svg:width="3.211cm" svg:height="0.962cm" svg:x="7.6cm" svg:y="11.538cm">
          <draw:text-box>
            <text:p>HTTPS</text:p>
          </draw:text-box>
        </draw:frame>
        <draw:frame draw:style-name="gr14" draw:text-style-name="P4" draw:layer="layout" svg:width="1.6cm" svg:height="0.962cm" svg:x="17.6cm" svg:y="3cm">
          <draw:text-box>
            <text:p>fork</text:p>
          </draw:text-box>
        </draw:frame>
        <draw:frame draw:style-name="gr3" draw:text-style-name="P3" xml:id="id10" draw:id="id10" draw:layer="layout" svg:width="3.635cm" svg:height="3.738cm" svg:x="14.4cm" svg:y="6.4cm">
          <draw:image xlink:href="Pictures/10000ACA00001D7500001E48A284BD55F61DDE54.svg" xlink:type="simple" xlink:show="embed" xlink:actuate="onLoad">
            <text:p/>
          </draw:image>
          <draw:image xlink:href="Pictures/100002010000011D00000125873C81AC33E26817.png" xlink:type="simple" xlink:show="embed" xlink:actuate="onLoad"/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5:23:52.447833986</meta:creation-date>
    <dc:date>2017-04-26T16:17:31.740293412</dc:date>
    <meta:editing-duration>PT1H50M23S</meta:editing-duration>
    <meta:editing-cycles>10</meta:editing-cycles>
    <meta:generator>LibreOffice/5.2.6.2$Linux_X86_64 LibreOffice_project/20$Build-2</meta:generator>
    <meta:document-statistic meta:object-count="58"/>
  </office:meta>
</office:document-meta>
</file>